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b84fa" officeooo:paragraph-rsid="000b84fa"/>
    </style:style>
    <style:style style:name="P2" style:family="paragraph" style:parent-style-name="Heading_20_1">
      <style:text-properties officeooo:rsid="000b84fa" officeooo:paragraph-rsid="000b84fa"/>
    </style:style>
    <style:style style:name="P3" style:family="paragraph" style:parent-style-name="Text_20_body">
      <style:text-properties officeooo:rsid="000b84fa" officeooo:paragraph-rsid="000b84fa"/>
    </style:style>
    <style:style style:name="T1" style:family="text">
      <style:text-properties officeooo:rsid="000b84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BOUT <text:span text:style-name="T1">PERLIN’S NOISE</text:span></text:p>
      <text:p text:style-name="P3">Este documento pretende resumir en pocas líneas e ilustrar en varias imágenes los conceptos del Ruido de Perlín, la implementación en C++/OpenGL y los efectos gráficos que se pueden lograr.</text:p>
      <text:h text:style-name="P2" text:outline-level="1">Definiciones</text:h>
      <text:p text:style-name="P3">El Ruido de Perlín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84fa" officeooo:paragraph-rsid="000b84f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 NACIONAL DEL LITORAL</text:p>
        <text:p text:style-name="MP1">FACULTAD DE INGENIERÍA Y CIENCIAS HÍDRICAS</text:p>
        <text:p text:style-name="MP1">COMPUTACIÓN GRÁFICA<text:tab/><text:tab/>NOVIEMBRE 20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5T20:54:20.653000000</meta:creation-date>
    <dc:date>2022-11-16T00:18:26.255000000</dc:date>
    <meta:editing-duration>PT3H13M55S</meta:editing-duration>
    <meta:editing-cycles>1</meta:editing-cycles>
    <meta:document-statistic meta:table-count="0" meta:image-count="0" meta:object-count="0" meta:page-count="1" meta:paragraph-count="7" meta:word-count="52" meta:character-count="349" meta:non-whitespace-character-count="302"/>
    <meta:generator>LibreOffice/7.2.2.2$Windows_X86_64 LibreOffice_project/02b2acce88a210515b4a5bb2e46cbfb63fe97d56</meta:generator>
  </office:meta>
</office:document-meta>
</file>